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1188in"/>
    </style:style>
    <style:style style:name="Table4.D" style:family="table-column">
      <style:table-column-properties style:column-width="0.984in"/>
    </style:style>
    <style:style style:name="Table4.E" style:family="table-column">
      <style:table-column-properties style:column-width="1.854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name-complex="David" style:font-size-complex="11pt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60556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קניון </text:span><text:span text:style-name="T4">G</text:span><text:span text:style-name="T4">2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ילדי טהרן 5 ( שד' משה דיין צפונית לסינמה סיטי)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03-9427900<text:tab/> <text:s text:c="138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אצל הסייר בטל' 052-2775309 <text:s text:c="3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בפאנל כבאים ראשי- כניסה צפון- מזרחית (גרעין1) <text:s text:c="6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/. נמצא בקומת הגג עליון ( חניון פתוח) בצד המזרחי</text:span></text:p>
      <text:p text:style-name="P1"><text:span text:style-name="T1">מיקום ברזי כיבוי עיקריים "3</text:span><text:span text:style-name="T4"> <text:s text:c="4"/>בשטח המגרש ורחבות הערכות לרכבי כיבוי אש <text:s text:c="94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5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יצחק קשת</text:p>
          </table:table-cell>
          <table:table-cell table:style-name="Table2.A1" office:value-type="string">
            <text:p text:style-name="P13">מנהל תפעו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6136031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חדר בקר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3-7165791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גלית סגל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6177952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סייר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2775309</text:p>
          </table:table-cell>
          <table:table-cell table:style-name="Table2.E1" office:value-type="string">
            <text:p text:style-name="P14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גז גפ"מ- 2 צוברים טמונים בצד הצפון מזרחי של המבנה, חדר הסקה בגז ממקום בצד הצפוני של המבנה אזור פריקה וטעינה. חשמל- חדר חשמל ראשי וחדר מתח גבוה, מרכז האינרגיה של המבנה- בצד צפון מזרח של המבנה.</text:p>
          </table:table-cell>
        </table:table-row>
        <table:table-row table:style-name="Table3.1">
          <table:table-cell table:style-name="Table3.A1" office:value-type="string">
            <text:p text:style-name="P13">מפלס תת קרקעי- רחבת פריקה וטעינה לטובת חנוית " אייס" ומגה" , גישה מהצד הצפוני</text:p>
          </table:table-cell>
        </table:table-row>
        <table:table-row table:style-name="Table3.1">
          <table:table-cell table:style-name="Table3.A1" office:value-type="string">
            <text:p text:style-name="P13">מטעני אש גדולים בשטחי המחסנים.</text:p>
          </table:table-cell>
        </table:table-row>
        <table:table-row table:style-name="Table3.1">
          <table:table-cell table:style-name="Table3.A1" office:value-type="string">
            <text:p text:style-name="P13">חדר מכונות בריכה (כלור וחומצה), בצד הצפוני של המבנה, מול חדר הסקה</text:p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3"><text:s text:c="160"/></text:p>
      <text:p text:style-name="P4"/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3">סולר</text:p>
          </table:table-cell>
          <table:table-cell table:style-name="Table4.A1" office:value-type="string">
            <text:p text:style-name="P13">1202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6">מיכל עצמאי לטובת גנרטור, וניכל לדיזל משאבת כיבוי אש</text:p>
          </table:table-cell>
        </table:table-row>
        <table:table-row table:style-name="Table4.1">
          <table:table-cell table:style-name="Table4.A1" office:value-type="string">
            <text:p text:style-name="P13">גז גפ"מ</text:p>
          </table:table-cell>
          <table:table-cell table:style-name="Table4.A1" office:value-type="string">
            <text:p text:style-name="P13">1075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6">2 צוברים טמונים, לטובת הצרכים למבנה</text:p>
          </table:table-cell>
        </table:table-row>
        <table:table-row table:style-name="Table4.1">
          <table:table-cell table:style-name="Table4.A1" office:value-type="string">
            <text:p text:style-name="P13">חומצית מלח</text:p>
          </table:table-cell>
          <table:table-cell table:style-name="Table4.A1" office:value-type="string">
            <text:p text:style-name="P13">1789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6">חומרים בחדר מכונות בריכה של מועדון הכושר במבנה</text:p>
          </table:table-cell>
        </table:table-row>
        <table:table-row table:style-name="Table4.1">
          <table:table-cell table:style-name="Table4.A1" office:value-type="string">
            <text:p text:style-name="P13">תמיסת כלור</text:p>
          </table:table-cell>
          <table:table-cell table:style-name="Table4.A1" office:value-type="string">
            <text:p text:style-name="P13">1791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6">חומרים בחדר מכונות בריכה של מועדון הכושר במבנה</text:p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מערכת גילוי אש בכל שטחי המבנה. פנאל כבאים ב-3 כניסות: 2 מצד צפון, אחד במערב.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פאנל ראשי בכניסה למבנה בצד הצפון מזרחי, בפאנל, שליטה במערכות בטיחות אש הציבוריים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13">בצד הצפוני שח המבנה מתקיים מרכז אנרגיה- חשמל, גז גפ"מ, מכונות בריכה.</text:p>
          </table:table-cell>
        </table:table-row>
        <table:table-row table:style-name="Table5.1">
          <table:table-cell table:style-name="Table5.A1" office:value-type="string">
            <text:p text:style-name="P13">ברז גז גפ"מ ראשי סמוך לצוברי הגז וחדר ההסקה</text:p>
          </table:table-cell>
        </table:table-row>
        <table:table-row table:style-name="Table5.1">
          <table:table-cell table:style-name="Table5.A1" office:value-type="string">
            <text:p text:style-name="P13">במבנה מספר חדרי מדרגות מוגנים (מופרדי אש) ופרוזדורים מקשרים בין חדרי המדרגות</text:p>
          </table:table-cell>
        </table:table-row>
        <table:table-row table:style-name="Table5.1">
          <table:table-cell table:style-name="Table5.A1" office:value-type="string">
            <text:p text:style-name="P13">עד אל פתחי היציאה מחוץ למבנה</text:p>
          </table:table-cell>
        </table:table-row>
        <table:table-row table:style-name="Table5.1">
          <table:table-cell table:style-name="Table5.A1" office:value-type="string">
            <text:p text:style-name="P13">ממולץ לחבור לאנשי הבניין בשלבים הראשונים של האירוע.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07:00</meta:creation-date>
    <dc:creator>אתי מנצור</dc:creator>
    <dc:date>2013-08-12T06:07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74" meta:word-count="383" meta:character-count="2560"/>
    <meta:generator>OpenOffice/4.0.1$Win32 OpenOffice.org_project/401m5$Build-9714</meta:generator>
  </office:meta>
</office:document-meta>
</file>